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, Arial, 'Helvetica Neue'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847cm" fo:margin-bottom="0.847cm" loext:contextual-spacing="false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121416" style:font-name="Verdana" fo:font-size="12pt" fo:letter-spacing="normal" fo:font-style="normal" fo:font-weight="normal"/>
    </style:style>
    <style:style style:name="T2" style:family="text">
      <style:text-properties fo:font-variant="normal" fo:text-transform="none" fo:color="#121416" style:font-name="Verdana" fo:font-size="12pt" fo:letter-spacing="normal" fo:font-style="normal" fo:font-weight="bold"/>
    </style:style>
    <style:style style:name="T3" style:family="text">
      <style:text-properties fo:font-variant="normal" fo:text-transform="none" fo:color="#000000" style:font-name="Verdana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line-break/><text:bookmark text:name="1"/><text:span text:style-name="T3">O que é Pensamento Computacional</text:span></text:p>
      <text:p text:style-name="P1"><text:span text:style-name="T1">Pensamento computacional significa </text:span><text:span text:style-name="Strong_20_Emphasis"><text:span text:style-name="T2">ter uma forma de pensar ou até mesmo ter uma estratégia para resolver determinadas situações ou problemas de forma eficaz com bases computacionais</text:span></text:span><text:span text:style-name="T1">. Muitas vezes, por envolver a palavra “Computacional”, imagina-se que ela está relacionada apenas à computação, mas não, </text:span><text:span text:style-name="Strong_20_Emphasis"><text:span text:style-name="T2">qualquer problema pode ser resolvido com o pensamento computacional.</text:span>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erdana" svg:font-family="Verdana, Arial, 'Helvetica Neue'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8T10:41:29.207869622</meta:creation-date>
    <dc:date>2022-08-08T10:44:06.818577287</dc:date>
    <meta:editing-duration>PT2M38S</meta:editing-duration>
    <meta:editing-cycles>1</meta:editing-cycles>
    <meta:document-statistic meta:table-count="0" meta:image-count="0" meta:object-count="0" meta:page-count="1" meta:paragraph-count="3" meta:word-count="57" meta:character-count="405" meta:non-whitespace-character-count="348"/>
    <meta:generator>LibreOffice/5.1.6.2$Linux_X86_64 LibreOffice_project/10m0$Build-2</meta:generator>
  </office:meta>
</office:document-meta>
</file>